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cm" draw:marker-start-center="false" draw:marker-end="" draw:marker-end-width="0.2cm" draw:marker-end-center="false" svg:stroke-opacity="100%" draw:stroke-linejoin="round" draw:fill="gradient" draw:fill-color="#7f7f7f" draw:secondary-fill-color="#99ccff" draw:fill-gradient-name="Light_20_Red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cm" draw:marker-start-center="false" draw:marker-end="" draw:marker-end-width="0.2cm" draw:marker-end-center="false" svg:stroke-opacity="100%" draw:stroke-linejoin="round" draw:fill="gradient" draw:fill-color="#7f7f7f" draw:secondary-fill-color="#99ccff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cm" draw:marker-start-center="false" draw:marker-end="" draw:marker-end-width="0.2cm" draw:marker-end-center="false" svg:stroke-opacity="100%" draw:stroke-linejoin="round" draw:fill="none" draw:fill-color="#7f7f7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cm" draw:marker-start-center="false" draw:marker-end="" draw:marker-end-width="0.2cm" draw:marker-end-center="false" svg:stroke-opacity="100%" draw:stroke-linejoin="round" draw:fill="gradient" draw:fill-color="#7f7f7f" draw:secondary-fill-color="#99ccff" draw:fill-gradient-name="Light_20_Red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cm" draw:marker-start-center="false" draw:marker-end="" draw:marker-end-width="0.2cm" draw:marker-end-center="false" svg:stroke-opacity="100%" draw:stroke-linejoin="round" draw:fill="gradient" draw:fill-color="#7f7f7f" draw:secondary-fill-color="#99ccff" draw:fill-gradient-name="Greyscale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cm" draw:marker-start-center="false" draw:marker-end="" draw:marker-end-width="0.2cm" draw:marker-end-center="false" svg:stroke-opacity="100%" draw:stroke-linejoin="round" draw:fill="gradient" draw:fill-color="#7f7f7f" draw:secondary-fill-color="#99ccff" draw:fill-gradient-name="Light_20_Red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7f7f7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2">
      <style:graphic-properties draw:stroke="solid" draw:stroke-dash="Dashed_20__28_var_29__20_2" svg:stroke-width="0.04cm" svg:stroke-color="#808080" draw:marker-start="" draw:marker-start-width="0.2cm" draw:marker-start-center="false" draw:marker-end="" draw:marker-end-width="0.2cm" draw:marker-end-center="false" svg:stroke-opacity="100%" draw:stroke-linejoin="round" draw:fill="none" draw:fill-color="#7f7f7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cm" draw:marker-start-center="false" draw:marker-end="" draw:marker-end-width="0.2cm" draw:marker-end-center="false" svg:stroke-opacity="100%" draw:stroke-linejoin="round" draw:fill="gradient" draw:fill-color="#7f7f7f" draw:secondary-fill-color="#99ccff" draw:fill-gradient-name="Light_20_Red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cm" draw:marker-start-center="false" draw:marker-end="" draw:marker-end-width="0.2cm" draw:marker-end-center="false" svg:stroke-opacity="100%" draw:stroke-linejoin="round" draw:fill="gradient" draw:fill-color="#7f7f7f" draw:secondary-fill-color="#99ccff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cm" draw:marker-start-center="false" draw:marker-end="" draw:marker-end-width="0.2cm" draw:marker-end-center="false" svg:stroke-opacity="100%" draw:stroke-linejoin="round" draw:fill="none" draw:fill-color="#7f7f7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cm" draw:marker-start-center="false" draw:marker-end="" draw:marker-end-width="0.2cm" draw:marker-end-center="false" svg:stroke-opacity="100%" draw:stroke-linejoin="round" draw:fill="gradient" draw:fill-color="#7f7f7f" draw:secondary-fill-color="#99ccff" draw:fill-gradient-name="Light_20_Red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cm" draw:marker-start-center="false" draw:marker-end="" draw:marker-end-width="0.2cm" draw:marker-end-center="false" svg:stroke-opacity="100%" draw:stroke-linejoin="round" draw:fill="gradient" draw:fill-color="#7f7f7f" draw:secondary-fill-color="#99ccff" draw:fill-gradient-name="Greyscale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cm" draw:marker-start-center="false" draw:marker-end="" draw:marker-end-width="0.2cm" draw:marker-end-center="false" svg:stroke-opacity="100%" draw:stroke-linejoin="round" draw:fill="gradient" draw:fill-color="#7f7f7f" draw:secondary-fill-color="#99ccff" draw:fill-gradient-name="Light_20_Red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7f7f7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2">
      <style:graphic-properties draw:stroke="solid" draw:stroke-dash="Dashed_20__28_var_29__20_2" svg:stroke-width="0.04cm" svg:stroke-color="#808080" draw:marker-start="" draw:marker-start-width="0.2cm" draw:marker-start-center="false" draw:marker-end="" draw:marker-end-width="0.2cm" draw:marker-end-center="false" svg:stroke-opacity="100%" draw:stroke-linejoin="round" draw:fill="none" draw:fill-color="#7f7f7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0000" draw:secondary-fill-color="#cfe7e5" draw:fill-gradient-name="Light_20_Green_20_Axial_20_H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en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>
      <style:graphic-properties draw:textarea-vertical-align="middle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 xml:id="id1" draw:id="id1">
          <svg:title>privacyIDEA Instance 1</svg:title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1" draw:text-style-name="P1" draw:layer="layout" svg:width="3.169cm" svg:height="2.052cm" svg:x="5.019cm" svg:y="14.844cm" svg:viewBox="0 0 3170 2053" svg:d="M3 2053c263 0 3167-1276 3167-1665 0-388-408-388-672-388 0 166-2591 832-2495 2053z">
              <text:p/>
            </draw:path>
            <draw:g>
              <draw:polygon draw:style-name="gr2" draw:text-style-name="P2" draw:layer="layout" svg:width="3.358cm" svg:height="3.05cm" svg:x="1.47cm" svg:y="13.734cm" svg:viewBox="0 0 3359 3051" draw:points="0,1110 0,0 3359,1942 3359,3051">
                <text:p/>
              </draw:polygon>
              <draw:polygon draw:style-name="gr3" draw:text-style-name="P2" draw:layer="layout" svg:width="2.878cm" svg:height="2.773cm" svg:x="4.829cm" svg:y="14.012cm" svg:viewBox="0 0 2879 2774" draw:points="0,2774 0,1664 2879,0 2879,1110">
                <text:p/>
              </draw:polygon>
              <draw:polygon draw:style-name="gr4" draw:text-style-name="P2" draw:layer="layout" svg:width="6.238cm" svg:height="3.605cm" svg:x="1.47cm" svg:y="12.07cm" svg:viewBox="0 0 6239 3606" draw:points="3359,3606 0,1664 2879,0 6239,1942">
                <text:p/>
              </draw:polygon>
              <draw:line draw:style-name="gr5" draw:text-style-name="P2" draw:layer="layout" svg:x1="2.622cm" svg:y1="14.622cm" svg:x2="2.622cm" svg:y2="15.288cm">
                <text:p/>
              </draw:line>
              <draw:line draw:style-name="gr6" draw:text-style-name="P2" draw:layer="layout" svg:x1="4.734cm" svg:y1="16.043cm" svg:x2="3.198cm" svg:y2="15.155cm">
                <text:p/>
              </draw:line>
              <draw:line draw:style-name="gr7" draw:text-style-name="P2" draw:layer="layout" svg:x1="3.189cm" svg:y1="14.955cm" svg:x2="3.189cm" svg:y2="15.177cm">
                <text:p/>
              </draw:line>
              <draw:line draw:style-name="gr8" draw:text-style-name="P2" draw:layer="layout" svg:x1="4.725cm" svg:y1="15.843cm" svg:x2="4.725cm" svg:y2="16.065cm">
                <text:p/>
              </draw:line>
              <draw:line draw:style-name="gr9" draw:text-style-name="P2" draw:layer="layout" svg:x1="4.725cm" svg:y1="15.843cm" svg:x2="3.189cm" svg:y2="14.955cm">
                <text:p/>
              </draw:line>
              <draw:polygon draw:style-name="gr10" draw:text-style-name="P2" draw:layer="layout" svg:width="0.191cm" svg:height="0.332cm" svg:x="2.814cm" svg:y="14.733cm" svg:viewBox="0 0 192 333" draw:points="0,222 0,0 192,111 192,333">
                <text:p/>
              </draw:polygon>
              <draw:line draw:style-name="gr11" draw:text-style-name="P2" draw:layer="layout" svg:x1="2.43cm" svg:y1="14.511cm" svg:x2="2.43cm" svg:y2="15.177cm">
                <text:p/>
              </draw:line>
              <draw:line draw:style-name="gr12" draw:text-style-name="P2" draw:layer="layout" svg:x1="2.238cm" svg:y1="14.4cm" svg:x2="2.238cm" svg:y2="15.066cm">
                <text:p/>
              </draw:line>
              <draw:line draw:style-name="gr13" draw:text-style-name="P2" draw:layer="layout" svg:x1="2.046cm" svg:y1="14.289cm" svg:x2="2.046cm" svg:y2="14.955cm">
                <text:p/>
              </draw:line>
              <draw:line draw:style-name="gr14" draw:text-style-name="P2" draw:layer="layout" svg:x1="1.854cm" svg:y1="14.178cm" svg:x2="1.854cm" svg:y2="14.844cm">
                <text:p/>
              </draw:line>
              <draw:line draw:style-name="gr15" draw:text-style-name="P2" draw:layer="layout" svg:x1="1.662cm" svg:y1="14.067cm" svg:x2="1.662cm" svg:y2="14.733cm">
                <text:p/>
              </draw:line>
              <draw:polygon draw:style-name="gr16" draw:text-style-name="P2" draw:layer="layout" svg:width="0.191cm" svg:height="1.22cm" svg:x="1.278cm" svg:y="13.623cm" svg:viewBox="0 0 192 1221" draw:points="0,1110 0,0 192,111 192,1221">
                <text:p/>
              </draw:polygon>
              <draw:polygon draw:style-name="gr17" draw:text-style-name="P2" draw:layer="layout" svg:width="0.191cm" svg:height="1.22cm" svg:x="4.829cm" svg:y="15.676cm" svg:viewBox="0 0 192 1221" draw:points="0,1110 0,0 192,111 192,1221">
                <text:p/>
              </draw:polygon>
              <draw:polygon draw:style-name="gr18" draw:text-style-name="P2" draw:layer="layout" svg:width="6.43cm" svg:height="4.826cm" svg:x="1.278cm" svg:y="12.07cm" svg:viewBox="0 0 6431 4827" draw:points="0,2663 0,1553 192,1664 3071,0 6431,1942 6431,3051 3743,4605 3743,4827">
                <text:p/>
              </draw:polygon>
            </draw:g>
          </draw:g>
          <draw:g>
            <draw:polygon draw:style-name="gr19" draw:text-style-name="P2" draw:layer="layout" svg:width="1.116cm" svg:height="0.644cm" svg:x="5.738cm" svg:y="15.492cm" svg:viewBox="0 0 1117 645" draw:points="812,645 1117,469 305,0 0,176">
              <text:p/>
            </draw:polygon>
            <draw:path draw:style-name="gr20" draw:text-style-name="P2" draw:layer="layout" svg:width="0.71cm" svg:height="0.782cm" svg:x="5.941cm" svg:y="15.236cm" svg:viewBox="0 0 711 783" svg:d="M711 739c0-762-711-1056-711-293 102 59 102 59 203 0 0-411 305-117 305 293 101 59 101 59 203 0z">
              <text:p/>
            </draw:path>
            <draw:path draw:style-name="gr21" draw:text-style-name="P2" draw:layer="layout" svg:width="0.406cm" svg:height="0.56cm" svg:x="6.043cm" svg:y="15.4cm" svg:viewBox="0 0 407 561" svg:d="M407 561c-1-528-406-762-407-352">
              <text:p/>
            </draw:path>
            <draw:polygon draw:style-name="gr22" draw:text-style-name="P2" draw:layer="layout" svg:width="0.811cm" svg:height="1.231cm" svg:x="5.738cm" svg:y="15.668cm" svg:viewBox="0 0 812 1232" draw:points="812,1232 812,469 0,0 0,763">
              <text:p/>
            </draw:polygon>
            <draw:path draw:style-name="gr23" draw:text-style-name="P2" draw:layer="layout" svg:width="0.174cm" svg:height="0.303cm" svg:x="6.07cm" svg:y="16.137cm" svg:viewBox="0 0 175 304" svg:d="M17 128c-102-293 304 0 101 59v117l-101-58z">
              <text:p/>
            </draw:path>
            <draw:polygon draw:style-name="gr24" draw:text-style-name="P2" draw:layer="layout" svg:width="0.304cm" svg:height="0.938cm" svg:x="6.55cm" svg:y="15.961cm" svg:viewBox="0 0 305 939" draw:points="0,939 0,176 305,0 305,763">
              <text:p/>
            </draw:polygon>
            <draw:path draw:style-name="gr25" draw:text-style-name="P2" draw:layer="layout" svg:width="1.116cm" svg:height="1.679cm" svg:x="5.738cm" svg:y="15.22cm" svg:viewBox="0 0 1117 1680" svg:d="M203 330c102-645 711-234 711 294l203 117v763l-305 176-812-470v-762z">
              <text:p/>
            </draw:path>
            <draw:path draw:style-name="gr26" draw:text-style-name="P2" draw:layer="layout" svg:width="0.201cm" svg:height="0.186cm" svg:x="6.168cm" svg:y="15.498cm" svg:viewBox="0 0 202 187" svg:d="M0 61c49-150 188 10 202 126z">
              <text:p/>
            </draw:path>
          </draw:g>
        </draw:g>
        <draw:g xml:id="id3" draw:id="id3"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27" draw:text-style-name="P1" draw:layer="layout" svg:width="3.169cm" svg:height="2.052cm" svg:x="17.03cm" svg:y="14.844cm" svg:viewBox="0 0 3170 2053" svg:d="M3 2053c263 0 3167-1276 3167-1665 0-388-408-388-672-388 0 166-2591 832-2495 2053z">
              <text:p/>
            </draw:path>
            <draw:g>
              <draw:polygon draw:style-name="gr28" draw:text-style-name="P2" draw:layer="layout" svg:width="3.358cm" svg:height="3.05cm" svg:x="13.481cm" svg:y="13.734cm" svg:viewBox="0 0 3359 3051" draw:points="0,1110 0,0 3359,1942 3359,3051">
                <text:p/>
              </draw:polygon>
              <draw:polygon draw:style-name="gr29" draw:text-style-name="P2" draw:layer="layout" svg:width="2.878cm" svg:height="2.773cm" svg:x="16.84cm" svg:y="14.012cm" svg:viewBox="0 0 2879 2774" draw:points="0,2774 0,1664 2879,0 2879,1110">
                <text:p/>
              </draw:polygon>
              <draw:polygon draw:style-name="gr30" draw:text-style-name="P2" draw:layer="layout" svg:width="6.238cm" svg:height="3.605cm" svg:x="13.481cm" svg:y="12.07cm" svg:viewBox="0 0 6239 3606" draw:points="3359,3606 0,1664 2879,0 6239,1942">
                <text:p/>
              </draw:polygon>
              <draw:line draw:style-name="gr31" draw:text-style-name="P2" draw:layer="layout" svg:x1="14.633cm" svg:y1="14.622cm" svg:x2="14.633cm" svg:y2="15.288cm">
                <text:p/>
              </draw:line>
              <draw:line draw:style-name="gr32" draw:text-style-name="P2" draw:layer="layout" svg:x1="16.745cm" svg:y1="16.043cm" svg:x2="15.209cm" svg:y2="15.155cm">
                <text:p/>
              </draw:line>
              <draw:line draw:style-name="gr33" draw:text-style-name="P2" draw:layer="layout" svg:x1="15.2cm" svg:y1="14.955cm" svg:x2="15.2cm" svg:y2="15.177cm">
                <text:p/>
              </draw:line>
              <draw:line draw:style-name="gr34" draw:text-style-name="P2" draw:layer="layout" svg:x1="16.736cm" svg:y1="15.843cm" svg:x2="16.736cm" svg:y2="16.065cm">
                <text:p/>
              </draw:line>
              <draw:line draw:style-name="gr35" draw:text-style-name="P2" draw:layer="layout" svg:x1="16.736cm" svg:y1="15.843cm" svg:x2="15.2cm" svg:y2="14.955cm">
                <text:p/>
              </draw:line>
              <draw:polygon draw:style-name="gr36" draw:text-style-name="P2" draw:layer="layout" svg:width="0.191cm" svg:height="0.332cm" svg:x="14.825cm" svg:y="14.733cm" svg:viewBox="0 0 192 333" draw:points="0,222 0,0 192,111 192,333">
                <text:p/>
              </draw:polygon>
              <draw:line draw:style-name="gr37" draw:text-style-name="P2" draw:layer="layout" svg:x1="14.441cm" svg:y1="14.511cm" svg:x2="14.441cm" svg:y2="15.177cm">
                <text:p/>
              </draw:line>
              <draw:line draw:style-name="gr38" draw:text-style-name="P2" draw:layer="layout" svg:x1="14.249cm" svg:y1="14.4cm" svg:x2="14.249cm" svg:y2="15.066cm">
                <text:p/>
              </draw:line>
              <draw:line draw:style-name="gr39" draw:text-style-name="P2" draw:layer="layout" svg:x1="14.057cm" svg:y1="14.289cm" svg:x2="14.057cm" svg:y2="14.955cm">
                <text:p/>
              </draw:line>
              <draw:line draw:style-name="gr40" draw:text-style-name="P2" draw:layer="layout" svg:x1="13.865cm" svg:y1="14.178cm" svg:x2="13.865cm" svg:y2="14.844cm">
                <text:p/>
              </draw:line>
              <draw:line draw:style-name="gr41" draw:text-style-name="P2" draw:layer="layout" svg:x1="13.673cm" svg:y1="14.067cm" svg:x2="13.673cm" svg:y2="14.733cm">
                <text:p/>
              </draw:line>
              <draw:polygon draw:style-name="gr42" draw:text-style-name="P2" draw:layer="layout" svg:width="0.191cm" svg:height="1.22cm" svg:x="13.289cm" svg:y="13.623cm" svg:viewBox="0 0 192 1221" draw:points="0,1110 0,0 192,111 192,1221">
                <text:p/>
              </draw:polygon>
              <draw:polygon draw:style-name="gr43" draw:text-style-name="P2" draw:layer="layout" svg:width="0.191cm" svg:height="1.22cm" svg:x="16.84cm" svg:y="15.676cm" svg:viewBox="0 0 192 1221" draw:points="0,1110 0,0 192,111 192,1221">
                <text:p/>
              </draw:polygon>
              <draw:polygon draw:style-name="gr44" draw:text-style-name="P2" draw:layer="layout" svg:width="6.43cm" svg:height="4.826cm" svg:x="13.289cm" svg:y="12.07cm" svg:viewBox="0 0 6431 4827" draw:points="0,2663 0,1553 192,1664 3071,0 6431,1942 6431,3051 3743,4605 3743,4827">
                <text:p/>
              </draw:polygon>
            </draw:g>
          </draw:g>
          <draw:g>
            <draw:polygon draw:style-name="gr45" draw:text-style-name="P2" draw:layer="layout" svg:width="1.116cm" svg:height="0.644cm" svg:x="17.749cm" svg:y="15.492cm" svg:viewBox="0 0 1117 645" draw:points="812,645 1117,469 305,0 0,176">
              <text:p/>
            </draw:polygon>
            <draw:path draw:style-name="gr46" draw:text-style-name="P2" draw:layer="layout" svg:width="0.71cm" svg:height="0.782cm" svg:x="17.952cm" svg:y="15.236cm" svg:viewBox="0 0 711 783" svg:d="M711 739c0-762-711-1056-711-293 102 59 102 59 203 0 0-411 305-117 305 293 101 59 101 59 203 0z">
              <text:p/>
            </draw:path>
            <draw:path draw:style-name="gr47" draw:text-style-name="P2" draw:layer="layout" svg:width="0.406cm" svg:height="0.56cm" svg:x="18.054cm" svg:y="15.4cm" svg:viewBox="0 0 407 561" svg:d="M407 561c-1-528-406-762-407-352">
              <text:p/>
            </draw:path>
            <draw:polygon draw:style-name="gr48" draw:text-style-name="P2" draw:layer="layout" svg:width="0.811cm" svg:height="1.231cm" svg:x="17.749cm" svg:y="15.668cm" svg:viewBox="0 0 812 1232" draw:points="812,1232 812,469 0,0 0,763">
              <text:p/>
            </draw:polygon>
            <draw:path draw:style-name="gr49" draw:text-style-name="P2" draw:layer="layout" svg:width="0.174cm" svg:height="0.303cm" svg:x="18.081cm" svg:y="16.137cm" svg:viewBox="0 0 175 304" svg:d="M17 128c-102-293 304 0 101 59v117l-101-58z">
              <text:p/>
            </draw:path>
            <draw:polygon draw:style-name="gr50" draw:text-style-name="P2" draw:layer="layout" svg:width="0.304cm" svg:height="0.938cm" svg:x="18.561cm" svg:y="15.961cm" svg:viewBox="0 0 305 939" draw:points="0,939 0,176 305,0 305,763">
              <text:p/>
            </draw:polygon>
            <draw:path draw:style-name="gr51" draw:text-style-name="P2" draw:layer="layout" svg:width="1.116cm" svg:height="1.679cm" svg:x="17.749cm" svg:y="15.22cm" svg:viewBox="0 0 1117 1680" svg:d="M203 330c102-645 711-234 711 294l203 117v763l-305 176-812-470v-762z">
              <text:p/>
            </draw:path>
            <draw:path draw:style-name="gr52" draw:text-style-name="P2" draw:layer="layout" svg:width="0.201cm" svg:height="0.186cm" svg:x="18.179cm" svg:y="15.498cm" svg:viewBox="0 0 202 187" svg:d="M0 61c49-150 188 10 202 126z">
              <text:p/>
            </draw:path>
          </draw:g>
        </draw:g>
        <draw:g xml:id="id2" draw:id="id2"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53" draw:text-style-name="P1" draw:layer="layout" svg:width="3.169cm" svg:height="2.052cm" svg:x="11.13cm" svg:y="23.347cm" svg:viewBox="0 0 3170 2053" svg:d="M3 2053c263 0 3167-1276 3167-1665 0-388-408-388-672-388 0 166-2591 832-2495 2053z">
              <text:p/>
            </draw:path>
            <draw:g>
              <draw:polygon draw:style-name="gr54" draw:text-style-name="P2" draw:layer="layout" svg:width="3.358cm" svg:height="3.05cm" svg:x="7.581cm" svg:y="22.237cm" svg:viewBox="0 0 3359 3051" draw:points="0,1110 0,0 3359,1942 3359,3051">
                <text:p/>
              </draw:polygon>
              <draw:polygon draw:style-name="gr55" draw:text-style-name="P2" draw:layer="layout" svg:width="2.878cm" svg:height="2.773cm" svg:x="10.94cm" svg:y="22.515cm" svg:viewBox="0 0 2879 2774" draw:points="0,2774 0,1664 2879,0 2879,1110">
                <text:p/>
              </draw:polygon>
              <draw:polygon draw:style-name="gr56" draw:text-style-name="P2" draw:layer="layout" svg:width="6.238cm" svg:height="3.605cm" svg:x="7.581cm" svg:y="20.573cm" svg:viewBox="0 0 6239 3606" draw:points="3359,3606 0,1664 2879,0 6239,1942">
                <text:p/>
              </draw:polygon>
              <draw:line draw:style-name="gr57" draw:text-style-name="P2" draw:layer="layout" svg:x1="8.733cm" svg:y1="23.125cm" svg:x2="8.733cm" svg:y2="23.791cm">
                <text:p/>
              </draw:line>
              <draw:line draw:style-name="gr58" draw:text-style-name="P2" draw:layer="layout" svg:x1="10.845cm" svg:y1="24.546cm" svg:x2="9.309cm" svg:y2="23.658cm">
                <text:p/>
              </draw:line>
              <draw:line draw:style-name="gr59" draw:text-style-name="P2" draw:layer="layout" svg:x1="9.3cm" svg:y1="23.458cm" svg:x2="9.3cm" svg:y2="23.68cm">
                <text:p/>
              </draw:line>
              <draw:line draw:style-name="gr60" draw:text-style-name="P2" draw:layer="layout" svg:x1="10.836cm" svg:y1="24.346cm" svg:x2="10.836cm" svg:y2="24.568cm">
                <text:p/>
              </draw:line>
              <draw:line draw:style-name="gr61" draw:text-style-name="P2" draw:layer="layout" svg:x1="10.836cm" svg:y1="24.346cm" svg:x2="9.3cm" svg:y2="23.458cm">
                <text:p/>
              </draw:line>
              <draw:polygon draw:style-name="gr62" draw:text-style-name="P2" draw:layer="layout" svg:width="0.191cm" svg:height="0.332cm" svg:x="8.925cm" svg:y="23.236cm" svg:viewBox="0 0 192 333" draw:points="0,222 0,0 192,111 192,333">
                <text:p/>
              </draw:polygon>
              <draw:line draw:style-name="gr63" draw:text-style-name="P2" draw:layer="layout" svg:x1="8.541cm" svg:y1="23.014cm" svg:x2="8.541cm" svg:y2="23.68cm">
                <text:p/>
              </draw:line>
              <draw:line draw:style-name="gr64" draw:text-style-name="P2" draw:layer="layout" svg:x1="8.349cm" svg:y1="22.903cm" svg:x2="8.349cm" svg:y2="23.569cm">
                <text:p/>
              </draw:line>
              <draw:line draw:style-name="gr65" draw:text-style-name="P2" draw:layer="layout" svg:x1="8.157cm" svg:y1="22.792cm" svg:x2="8.157cm" svg:y2="23.458cm">
                <text:p/>
              </draw:line>
              <draw:line draw:style-name="gr66" draw:text-style-name="P2" draw:layer="layout" svg:x1="7.965cm" svg:y1="22.681cm" svg:x2="7.965cm" svg:y2="23.347cm">
                <text:p/>
              </draw:line>
              <draw:line draw:style-name="gr67" draw:text-style-name="P2" draw:layer="layout" svg:x1="7.773cm" svg:y1="22.57cm" svg:x2="7.773cm" svg:y2="23.236cm">
                <text:p/>
              </draw:line>
              <draw:polygon draw:style-name="gr68" draw:text-style-name="P2" draw:layer="layout" svg:width="0.191cm" svg:height="1.22cm" svg:x="7.389cm" svg:y="22.126cm" svg:viewBox="0 0 192 1221" draw:points="0,1110 0,0 192,111 192,1221">
                <text:p/>
              </draw:polygon>
              <draw:polygon draw:style-name="gr69" draw:text-style-name="P2" draw:layer="layout" svg:width="0.191cm" svg:height="1.22cm" svg:x="10.94cm" svg:y="24.179cm" svg:viewBox="0 0 192 1221" draw:points="0,1110 0,0 192,111 192,1221">
                <text:p/>
              </draw:polygon>
              <draw:polygon draw:style-name="gr70" draw:text-style-name="P2" draw:layer="layout" svg:width="6.43cm" svg:height="4.826cm" svg:x="7.389cm" svg:y="20.573cm" svg:viewBox="0 0 6431 4827" draw:points="0,2663 0,1553 192,1664 3071,0 6431,1942 6431,3051 3743,4605 3743,4827">
                <text:p/>
              </draw:polygon>
            </draw:g>
          </draw:g>
          <draw:g>
            <draw:custom-shape draw:style-name="gr71" draw:text-style-name="P2" draw:layer="layout" svg:width="0.932cm" svg:height="1.38cm" svg:x="11.996cm" svg:y="23.74cm">
              <text:p/>
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</draw:custom-shape>
            <draw:custom-shape draw:style-name="gr72" draw:text-style-name="P2" draw:layer="layout" svg:width="0.932cm" svg:height="0.437cm" svg:x="11.996cm" svg:y="23.7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onnector draw:style-name="gr73" draw:text-style-name="P3" draw:layer="layout" svg:x1="4.733cm" svg:y1="16.9cm" svg:x2="7.389cm" svg:y2="22.986cm" draw:start-shape="id1" draw:start-glue-point="2" draw:end-shape="id2" draw:end-glue-point="3" svg:d="M4733 16900v6086h2656" svg:viewBox="0 0 2657 6087">
          <text:p/>
        </draw:connector>
        <draw:connector draw:style-name="gr73" draw:text-style-name="P3" draw:layer="layout" svg:x1="16.744cm" svg:y1="16.9cm" svg:x2="14.3cm" svg:y2="22.986cm" draw:start-shape="id3" draw:start-glue-point="2" draw:end-shape="id2" draw:end-glue-point="1" svg:d="M16744 16900v6086h-2444" svg:viewBox="0 0 2445 6087">
          <text:p/>
        </draw:connector>
        <draw:frame draw:style-name="gr74" draw:layer="layout" svg:width="9.379cm" svg:height="0.962cm" svg:x="6.321cm" svg:y="25.6cm">
          <draw:text-box>
            <text:p>Database Management System</text:p>
          </draw:text-box>
        </draw:frame>
        <draw:frame draw:style-name="gr74" draw:layer="layout" svg:width="7.055cm" svg:height="0.962cm" svg:x="12.8cm" svg:y="11.105cm">
          <draw:text-box>
            <text:p>privacyIDEA Instance 2</text:p>
          </draw:text-box>
        </draw:frame>
        <draw:frame draw:style-name="gr74" draw:layer="layout" svg:width="7.055cm" svg:height="0.962cm" svg:x="1.045cm" svg:y="11.035cm">
          <draw:text-box>
            <text:p>privacyIDEA Instance 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Linear_20_L" draw:display-name="Dark Grey Linear L" draw:style="linear" draw:start-color="#333333" draw:end-color="#999999" draw:start-intensity="100%" draw:end-intensity="100%" draw:angle="900" draw:border="10%"/>
    <draw:gradient draw:name="Dark_20_Grey_20_Linear_20_T" draw:display-name="Dark Grey Linear T" draw:style="linear" draw:start-color="#333333" draw:end-color="#999999" draw:start-intensity="100%" draw:end-intensity="100%" draw:angle="0" draw:border="10%"/>
    <draw:gradient draw:name="Dark_20_Grey_20_Square_20_BR" draw:display-name="Dark Grey Square BR" draw:style="square" draw:cx="30%" draw:cy="30%" draw:start-color="#333333" draw:end-color="#999999" draw:start-intensity="100%" draw:end-intensity="100%" draw:angle="0" draw:border="0%"/>
    <draw:gradient draw:name="Greyscale_20_Linear_20_T" draw:display-name="Greyscale Linear T" draw:style="linear" draw:start-color="#000000" draw:end-color="#ffffff" draw:start-intensity="100%" draw:end-intensity="100%" draw:angle="0" draw:border="10%"/>
    <draw:gradient draw:name="Light_20_Green_20_Axial_20_H" draw:display-name="Light Green Axial H" draw:style="axial" draw:start-color="#ebf7ec" draw:end-color="#c3e8c8" draw:start-intensity="100%" draw:end-intensity="100%" draw:angle="900" draw:border="0%"/>
    <draw:gradient draw:name="Light_20_Green_20_Linear_20_T" draw:display-name="Light Green Linear T" draw:style="linear" draw:start-color="#c3e8c8" draw:end-color="#ebf7ec" draw:start-intensity="100%" draw:end-intensity="100%" draw:angle="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gradient draw:name="Light_20_Red_20_Linear_20_L" draw:display-name="Light Red Linear L" draw:style="linear" draw:start-color="#de8e96" draw:end-color="#f8e8ea" draw:start-intensity="100%" draw:end-intensity="100%" draw:angle="900" draw:border="10%"/>
    <draw:gradient draw:name="Light_20_Red_20_Linear_20_T" draw:display-name="Light Red Linear T" draw:style="linear" draw:start-color="#de8e96" draw:end-color="#f8e8ea" draw:start-intensity="100%" draw:end-intensity="100%" draw:angle="0" draw:border="10%"/>
    <draw:gradient draw:name="Light_20_Red_20_Square_20_BR" draw:display-name="Light Red Square BR" draw:style="square" draw:cx="30%" draw:cy="30%" draw:start-color="#de8e96" draw:end-color="#f8e8ea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ornelius Kölbel</meta:initial-creator>
    <meta:creation-date>2015-08-26T10:07:12.396998225</meta:creation-date>
    <dc:date>2015-08-26T10:18:55.740394796</dc:date>
    <dc:creator>Cornelius Kölbel</dc:creator>
    <meta:editing-duration>PT1M35S</meta:editing-duration>
    <meta:editing-cycles>2</meta:editing-cycles>
    <meta:generator>LibreOffice/4.2.8.2$Linux_X86_64 LibreOffice_project/420m0$Build-2</meta:generator>
    <meta:document-statistic meta:object-count="89"/>
  </office:meta>
</office:document-meta>
</file>